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atch = train_images[128 * n:128 * (n + 1)]</text:p>
          </table:table-cell>
          <table:table-cell office:value-type="string" calcext:value-type="string">
            <text:p>Batch Size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1]*[.A5]" office:value-type="float" office:value="0" calcext:value-type="float">
            <text:p>0</text:p>
          </table:table-cell>
          <table:table-cell table:formula="of:=[.$C$1]*([.A5]+1)" office:value-type="float" office:value="20" calcext:value-type="float">
            <text:p>20</text:p>
          </table:table-cell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formula="of:=[.$C$1]*[.A6]" office:value-type="float" office:value="20" calcext:value-type="float">
            <text:p>20</text:p>
          </table:table-cell>
          <table:table-cell table:formula="of:=[.$C$1]*([.A6]+1)" office:value-type="float" office:value="40" calcext:value-type="float">
            <text:p>4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$C$1]*[.A7]" office:value-type="float" office:value="40" calcext:value-type="float">
            <text:p>40</text:p>
          </table:table-cell>
          <table:table-cell table:formula="of:=[.$C$1]*([.A7]+1)" office:value-type="float" office:value="60" calcext:value-type="float">
            <text:p>6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$C$1]*[.A8]" office:value-type="float" office:value="60" calcext:value-type="float">
            <text:p>60</text:p>
          </table:table-cell>
          <table:table-cell table:formula="of:=[.$C$1]*([.A8]+1)" office:value-type="float" office:value="80" calcext:value-type="float">
            <text:p>8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$C$1]*[.A9]" office:value-type="float" office:value="80" calcext:value-type="float">
            <text:p>80</text:p>
          </table:table-cell>
          <table:table-cell table:formula="of:=[.$C$1]*([.A9]+1)" office:value-type="float" office:value="100" calcext:value-type="float">
            <text:p>10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$C$1]*[.A10]" office:value-type="float" office:value="100" calcext:value-type="float">
            <text:p>100</text:p>
          </table:table-cell>
          <table:table-cell table:formula="of:=[.$C$1]*([.A10]+1)" office:value-type="float" office:value="120" calcext:value-type="float">
            <text:p>120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$C$1]*[.A11]" office:value-type="float" office:value="120" calcext:value-type="float">
            <text:p>120</text:p>
          </table:table-cell>
          <table:table-cell table:formula="of:=[.$C$1]*([.A11]+1)" office:value-type="float" office:value="140" calcext:value-type="float">
            <text:p>140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$C$1]*[.A12]" office:value-type="float" office:value="140" calcext:value-type="float">
            <text:p>140</text:p>
          </table:table-cell>
          <table:table-cell table:formula="of:=[.$C$1]*([.A12]+1)" office:value-type="float" office:value="160" calcext:value-type="float">
            <text:p>160</text:p>
          </table:table-cell>
        </table:table-row>
      </table:table>
      <table:table table:name="Sheet2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oftMax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s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robability</text:p>
          </table:table-cell>
          <table:table-cell table:formula="of:=([.B5]/SUM([.$B$5:.$F$5]))" office:value-type="float" office:value="0.0793650793650794" calcext:value-type="float">
            <text:p>0.079365079365079</text:p>
          </table:table-cell>
          <table:table-cell table:formula="of:=([.C5]/SUM([.$B$5:.$F$5]))" office:value-type="float" office:value="0.119047619047619" calcext:value-type="float">
            <text:p>0.119047619047619</text:p>
          </table:table-cell>
          <table:table-cell table:formula="of:=([.D5]/SUM([.$B$5:.$F$5]))" office:value-type="float" office:value="0.206349206349206" calcext:value-type="float">
            <text:p>0.206349206349206</text:p>
          </table:table-cell>
          <table:table-cell table:style-name="ce1" table:formula="of:=([.E5]/SUM([.$B$5:.$F$5]))" office:value-type="float" office:value="0.317460317460317" calcext:value-type="float">
            <text:p>0.317460317460317</text:p>
          </table:table-cell>
          <table:table-cell table:formula="of:=([.F5]/SUM([.$B$5:.$F$5]))" office:value-type="float" office:value="0.277777777777778" calcext:value-type="float">
            <text:p>0.277777777777778</text:p>
          </table:table-cell>
          <table:table-cell/>
          <table:table-cell table:formula="of:=SUM([.B7:.F7])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One Hot encod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2:37:07.450277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21:44.727533457</meta:creation-date>
    <dc:date>2021-02-18T00:16:18.280640090</dc:date>
    <meta:editing-duration>P3DT7H4M47S</meta:editing-duration>
    <meta:editing-cycles>4</meta:editing-cycles>
    <meta:generator>LibreOffice/6.4.6.2$Linux_X86_64 LibreOffice_project/40$Build-2</meta:generator>
    <meta:document-statistic meta:table-count="2" meta:cell-count="67" meta:object-count="0"/>
  </office:meta>
</office:document-meta>
</file>